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DC810000A57800007C20A4405B2B.svg" manifest:media-type="image/svg+xml"/>
  <manifest:file-entry manifest:full-path="Pictures/10000001000003300000026413D3C553.png" manifest:media-type="image/png"/>
  <manifest:file-entry manifest:full-path="Pictures/10000001000000870000001D20CA751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6.214cm" draw:shadow-opacity="50%"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6.96cm" draw:shadow-opacity="50%" loext:decorative="false"/>
      <style:paragraph-properties style:writing-mode="lr-tb"/>
    </style:style>
    <style:style style:name="pr1" style:family="presentation" style:parent-style-name="Title-title">
      <style:graphic-properties fo:min-height="2.1cm" loext:decorative="false"/>
      <style:paragraph-properties style:writing-mode="lr-tb"/>
    </style:style>
    <style:style style:name="pr2" style:family="presentation" style:parent-style-name="Title-subtitle">
      <style:graphic-properties draw:fill-color="#ffffff" fo:min-height="1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Content_20_1-notes">
      <style:graphic-properties draw:fill-color="#ffffff" fo:min-height="14cm" loext:decorative="false"/>
      <style:paragraph-properties style:writing-mode="lr-tb"/>
    </style:style>
    <style:style style:name="P1" style:family="paragraph">
      <loext:graphic-properties draw:fill="none" draw:fill-color="#ffffff"/>
      <style:text-properties style:font-name="Noto Sans" fo:font-size="13pt" style:text-underline-style="none" style:font-size-asian="13pt" style:font-size-complex="13pt"/>
    </style:style>
    <style:style style:name="P2" style:family="paragraph">
      <loext:graphic-properties draw:fill="none"/>
      <style:paragraph-properties fo:text-align="center"/>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loext:graphic-properties draw:fill="none" draw:fill-color="#ffffff"/>
      <style:text-properties style:font-name="Noto Sans" fo:font-size="18pt" style:text-underline-style="none" fo:font-weight="bold"/>
    </style:style>
    <style:style style:name="P8" style:family="paragraph">
      <style:paragraph-properties fo:text-align="center"/>
      <style:text-properties fo:font-size="15pt" style:font-size-asian="15pt" style:font-size-complex="15pt"/>
    </style:style>
    <style:style style:name="P9" style:family="paragraph">
      <style:paragraph-properties fo:text-align="start"/>
      <style:text-properties fo:font-size="15pt" style:font-size-asian="15pt" style:font-size-complex="15pt"/>
    </style:style>
    <style:style style:name="P10" style:family="paragraph">
      <loext:graphic-properties draw:fill="solid" draw:fill-color="#ced4da" draw:opacity="50%"/>
      <style:paragraph-properties fo:text-align="center"/>
      <style:text-properties fo:font-size="15pt" style:font-size-asian="15pt" style:font-size-complex="15pt"/>
    </style:style>
    <style:style style:name="P11" style:family="paragraph">
      <loext:graphic-properties draw:fill="solid" draw:fill-color="#ced4da" draw:opacity="50%"/>
      <style:paragraph-properties fo:text-align="start"/>
      <style:text-properties fo:font-size="15pt" style:font-size-asian="15pt" style:font-size-complex="15pt"/>
    </style:style>
    <style:style style:name="P12" style:family="paragraph">
      <style:text-properties fo:font-size="22pt" style:font-size-asian="22pt" style:font-size-complex="22pt"/>
    </style:style>
    <style:style style:name="P13" style:family="paragraph">
      <style:paragraph-properties fo:margin-top="0.42cm" fo:margin-bottom="0.35cm"/>
      <style:text-properties fo:font-size="32pt" style:font-size-asian="32pt" style:font-size-complex="32pt"/>
    </style:style>
    <style:style style:name="P14" style:family="paragraph">
      <style:text-properties fo:font-size="32pt" style:font-size-asian="32pt" style:font-size-complex="32pt"/>
    </style:style>
    <style:style style:name="T1" style:family="text">
      <style:text-properties style:font-name="Noto Sans" fo:font-size="13pt" style:text-underline-style="none" style:font-size-asian="13pt" style:font-size-complex="13pt"/>
    </style:style>
    <style:style style:name="T2" style:family="text">
      <style:text-properties style:font-name="Noto Sans" fo:font-size="18pt" style:text-underline-style="none" fo:font-weight="bold"/>
    </style:style>
    <style:style style:name="T3" style:family="text">
      <style:text-properties fo:font-size="15pt" style:font-size-asian="15pt" style:font-size-complex="15pt"/>
    </style:style>
    <style:style style:name="T4" style:family="text">
      <style:text-properties fo:font-variant="normal" fo:text-transform="none" style:use-window-font-color="true" loext:opacity="0%" style:text-outline="false" style:text-line-through-style="none" style:text-line-through-type="none" style:font-name="Noto Sans" fo:font-size="15pt"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1" draw:layer="layout" svg:width="6.604cm" svg:height="1.495cm" svg:x="20.32cm" svg:y="12.859cm">
          <draw:text-box>
            <text:p><text:span text:style-name="T1"/></text:p>
            <text:p><text:span text:style-name="T1"/></text:p>
          </draw:text-box>
        </draw:frame>
        <draw:frame draw:style-name="gr2" draw:text-style-name="P2" draw:layer="layout" svg:width="3.81cm" svg:height="0.836cm" svg:x="0.508cm" svg:y="14.44cm">
          <draw:image xlink:href="Pictures/10000001000000870000001D20CA7519.png" xlink:type="simple" xlink:show="embed" xlink:actuate="onLoad" draw:mime-type="image/png">
            <text:p/>
          </draw:image>
        </draw:frame>
        <draw:line draw:style-name="gr3" draw:text-style-name="P3" draw:layer="layout" svg:x1="19.812cm" svg:y1="12.154cm" svg:x2="19.812cm" svg:y2="14.948cm">
          <text:p/>
        </draw:line>
        <draw:frame presentation:style-name="pr1" draw:layer="layout" svg:width="14.71cm" svg:height="2.118cm" svg:x="4.445cm" svg:y="11.751cm" presentation:class="title" presentation:user-transformed="true">
          <draw:text-box>
            <text:p text:style-name="P4">FÁBIO MOTA</text:p>
          </draw:text-box>
        </draw:frame>
        <draw:frame presentation:style-name="pr2" draw:text-style-name="P5" draw:layer="layout" svg:width="14.71cm" svg:height="1.538cm" svg:x="4.445cm" svg:y="13.873cm" presentation:class="subtitle" presentation:placeholder="true" presentation:user-transformed="true">
          <draw:text-box/>
        </draw:frame>
        <presentation:notes draw:style-name="dp2">
          <draw:page-thumbnail draw:style-name="gr4"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presentation:user-transformed="true">
          <draw:text-box>
            <text:p>CONCEITOS DE JAVASCRIPT</text:p>
          </draw:text-box>
        </draw:frame>
        <draw:frame presentation:style-name="pr5" draw:layer="layout" svg:width="17.12cm" svg:height="9.134cm" svg:x="1.3cm" svg:y="4.5cm" presentation:class="outline" presentation:user-transformed="true">
          <draw:text-box>
            <text:list text:style-name="L2">
              <text:list-item>
                <text:p>Introdução a JavaScript: variáveis, operadores e console.log</text:p>
              </text:list-item>
              <text:list-item>
                <text:p>Tipos de dados: String, Number, Boolean, null, undefined.</text:p>
              </text:list-item>
              <text:list-item>
                <text:p>Estruturas básicas: Arrays, <text:s/>objetos.</text:p>
              </text:list-item>
              <text:list-item>
                <text:p>Funções: Declaração e chamadas de funções.</text:p>
              </text:list-item>
            </text:list>
          </draw:text-box>
        </draw:frame>
        <presentation:notes draw:style-name="dp2">
          <draw:page-thumbnail draw:style-name="gr4"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5" draw:text-style-name="P7" draw:layer="layout" svg:width="6.6cm" svg:height="1.115cm" svg:x="2.286cm" svg:y="6.315cm">
          <draw:text-box>
            <text:p><text:span text:style-name="T2">Const</text:span></text:p>
          </draw:text-box>
        </draw:frame>
        <draw:custom-shape draw:style-name="gr6" draw:text-style-name="P10" draw:layer="layout" svg:width="6.714cm" svg:height="4.572cm" draw:transform="skewX (-0.000698131700797732) rotate (-0.000698131700797933) translate (2.5cm 7.423cm)">
          <text:p text:style-name="P8"><text:span text:style-name="T3">Esse tipo de variável não</text:span></text:p>
          <text:p text:style-name="P9"><text:span text:style-name="T3">pode ser alterada</text:span></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presentation:user-transformed="true">
          <draw:text-box>
            <text:p>Tipos de variáveis</text:p>
          </draw:text-box>
        </draw:frame>
        <draw:frame draw:style-name="gr5" draw:text-style-name="P7" draw:layer="layout" svg:width="6.6cm" svg:height="1.115cm" svg:x="9.793cm" svg:y="6.023cm">
          <draw:text-box>
            <text:p><text:span text:style-name="T2">let</text:span></text:p>
          </draw:text-box>
        </draw:frame>
        <draw:custom-shape draw:style-name="gr7" draw:text-style-name="P10" draw:layer="layout" svg:width="7.46cm" svg:height="4.572cm" draw:transform="skewX (-0.000698131700797732) rotate (-0.000698131700797933) translate (10.04cm 7.423cm)">
          <text:p text:style-name="P9"><text:span text:style-name="T3">O let é um tipo de variável</text:span></text:p>
          <text:p text:style-name="P9"><text:span text:style-name="T3">que só pode ser </text:span></text:p>
          <text:p text:style-name="P9"><text:span text:style-name="T3">alterada dentro d</text:span><text:span text:style-name="T4"> </text:span></text:p>
          <text:p><text:span text:style-name="T4"><text:s/></text:span><text:span text:style-name="T3">o escopo</text:span></text:p>
          <text:p text:style-name="P9"><text:span text:style-name="T3"><text:s/></text:span><text:span text:style-name="T3">aonde foi declarada</text:span></text:p>
          <draw:enhanced-geometry svg:viewBox="0 0 21600 21600" draw:mirror-horizontal="false" draw:mirror-vertical="false" draw:type="rectangle" draw:enhanced-path="M 0 0 L 21600 0 21600 21600 0 21600 0 0 Z N"/>
        </draw:custom-shape>
        <draw:custom-shape draw:style-name="gr6" draw:text-style-name="P11" draw:layer="layout" svg:width="6.714cm" svg:height="4.572cm" draw:transform="skewX (-0.000698131700797732) rotate (-0.000698131700797933) translate (18.286cm 7.5cm)">
          <text:p text:style-name="P9"><text:span text:style-name="T3">Esse tipo de variável é um</text:span></text:p>
          <text:p text:style-name="P9"><text:span text:style-name="T3">tipo de variável global, </text:span></text:p>
          <text:p text:style-name="P9"><text:span text:style-name="T3">sendo visíveis dentro</text:span></text:p>
          <text:p text:style-name="P9"><text:span text:style-name="T3">da função ou</text:span></text:p>
          <text:p text:style-name="P9"><text:span text:style-name="T3">todo programa.</text:span></text:p>
          <draw:enhanced-geometry svg:viewBox="0 0 21600 21600" draw:mirror-horizontal="false" draw:mirror-vertical="false" draw:type="rectangle" draw:enhanced-path="M 0 0 L 21600 0 21600 21600 0 21600 0 0 Z N"/>
        </draw:custom-shape>
        <draw:frame draw:style-name="gr5" draw:text-style-name="P7" draw:layer="layout" svg:width="6.6cm" svg:height="1.115cm" svg:x="18.4cm" svg:y="5.885cm">
          <draw:text-box>
            <text:p><text:span text:style-name="T2">var</text:span></text:p>
          </draw:text-box>
        </draw:frame>
        <presentation:notes draw:style-name="dp2">
          <draw:page-thumbnail draw:style-name="gr4" draw:layer="layout" svg:width="17cm" svg:height="9.56cm" svg:x="2cm" svg:y="2.5cm" draw:page-number="3" presentation:class="page"/>
          <draw:frame presentation:style-name="pr8"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Tipos de <text:s/>dados</text:p>
          </draw:text-box>
        </draw:frame>
        <draw:frame presentation:style-name="pr9" draw:text-style-name="P12" draw:layer="layout" svg:width="25.2cm" svg:height="9.134cm" svg:x="1.3cm" svg:y="5cm" presentation:class="outline">
          <draw:text-box>
            <text:list text:style-name="L2">
              <text:list-header>
                <text:p text:style-name="P12"><text:span text:style-name="T5">String: é um tipo texto, que pode ser declarado com ‘ ‘ ou “ “.</text:span></text:p>
                <text:p text:style-name="P12"><text:span text:style-name="T5">Number: são tipos numéricos, podemos converter um tipo String em Number usando: Number(string).</text:span></text:p>
                <text:p text:style-name="P12"><text:span text:style-name="T5">Boolean: são os valores verdadeiro(true) ou falso(falso).</text:span></text:p>
                <text:p text:style-name="P12"><text:span text:style-name="T5">Null: são valores nulos.</text:span></text:p>
                <text:p text:style-name="P12"><text:span text:style-name="T5">Undefined: valores indefinidos, pode ser uma variável que foi declarada mas não recebeu um valor.</text:span></text:p>
              </text:list-header>
            </text:list>
          </draw:text-box>
        </draw:frame>
        <presentation:notes draw:style-name="dp2">
          <office:forms form:automatic-focus="false" form:apply-design-mode="false"/>
          <draw:page-thumbnail draw:style-name="gr4" draw:layer="layout" svg:width="17cm" svg:height="9.56cm" svg:x="2cm" svg:y="2.5cm" draw:page-number="4" presentation:class="page"/>
          <draw:frame presentation:style-name="pr10"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user-transformed="true">
          <draw:text-box>
            <text:p>Objetos</text:p>
          </draw:text-box>
        </draw:frame>
        <draw:frame presentation:style-name="pr9" draw:text-style-name="P14" draw:layer="layout" svg:width="25.2cm" svg:height="9.134cm" svg:x="1.3cm" svg:y="5cm" presentation:class="outline">
          <draw:text-box>
            <text:list text:style-name="L2">
              <text:list-header>
                <text:p text:style-name="P13"><text:span text:style-name="T6">Objetos em JavaScript são estruturas que permitem agrupar várias propriedades relacionadas a um único item. Por exemplo, um objeto que representa um sapato pode ter propriedades como tamanho, marca e cor, cada uma com seus respectivos valores. Essas propriedades descrevem as características do sapato e podem ser modificadas conforme necessário.</text:span></text:p>
              </text:list-header>
            </text:list>
          </draw:text-box>
        </draw:frame>
        <presentation:notes draw:style-name="dp2">
          <office:forms form:automatic-focus="false" form:apply-design-mode="false"/>
          <draw:page-thumbnail draw:style-name="gr4" draw:layer="layout" svg:width="17cm" svg:height="9.56cm" svg:x="2cm" svg:y="2.5cm" draw:page-number="5" presentation:class="page"/>
          <draw:frame presentation:style-name="pr10" draw:text-style-name="P5"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7" draw:layer="layout" svg:width="25.2cm" svg:height="2.629cm" svg:x="1.3cm" svg:y="1.3cm" presentation:class="title" presentation:user-transformed="true">
          <draw:text-box>
            <text:p>Array</text:p>
          </draw:text-box>
        </draw:frame>
        <draw:frame presentation:style-name="pr9" draw:layer="layout" svg:width="25.2cm" svg:height="9.134cm" svg:x="1.3cm" svg:y="5cm" presentation:class="outline">
          <draw:text-box>
            <text:list text:style-name="L2">
              <text:list-header>
                <text:p>Um array vai armazenar vários valores dentro de uma só variável.</text:p>
              </text:list-header>
            </text:list>
          </draw:text-box>
        </draw:frame>
        <presentation:notes draw:style-name="dp2">
          <office:forms form:automatic-focus="false" form:apply-design-mode="false"/>
          <draw:page-thumbnail draw:style-name="gr4" draw:layer="layout" svg:width="17cm" svg:height="9.56cm" svg:x="2cm" svg:y="2.5cm" draw:page-number="6" presentation:class="page"/>
          <draw:frame presentation:style-name="pr10"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presentation:style-name="pr7" draw:layer="layout" svg:width="25.2cm" svg:height="2.629cm" svg:x="1.3cm" svg:y="1.3cm" presentation:class="title">
          <draw:text-box>
            <text:p>Funções</text:p>
          </draw:text-box>
        </draw:frame>
        <draw:frame presentation:style-name="pr9" draw:text-style-name="P14" draw:layer="layout" svg:width="25.2cm" svg:height="9.134cm" svg:x="1.3cm" svg:y="4.866cm" presentation:class="outline" presentation:user-transformed="true">
          <draw:text-box>
            <text:list text:style-name="L2">
              <text:list-header>
                <text:p text:style-name="P13"><text:span text:style-name="T6">Funções são blocos de código que podem ser reutilizados em um programa. Elas são extremamente úteis quando precisamos executar o mesmo código em diferentes partes do programa, evitando a repetição e facilitando a manutenção. </text:span></text:p>
              </text:list-header>
            </text:list>
          </draw:text-box>
        </draw:frame>
        <presentation:notes draw:style-name="dp2">
          <office:forms form:automatic-focus="false" form:apply-design-mode="false"/>
          <draw:page-thumbnail draw:style-name="gr4" draw:layer="layout" svg:width="17cm" svg:height="9.56cm" svg:x="2cm" svg:y="2.5cm" draw:page-number="7" presentation:class="page"/>
          <draw:frame presentation:style-name="pr10"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3D3C553.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úmero&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5.2$Windows_X86_64 LibreOffice_project/bffef4ea93e59bebbeaf7f431bb02b1a39ee8a59</meta:generator>
    <meta:creation-date>2024-11-07T17:13:31.666000000</meta:creation-date>
    <meta:editing-duration>PT8M29S</meta:editing-duration>
    <meta:editing-cycles>2</meta:editing-cycles>
    <dc:date>2024-11-07T18:04:04.591000000</dc:date>
    <meta:document-statistic meta:object-count="307"/>
  </office:meta>
</office:document-meta>
</file>